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ru" fo:country="RU" style:font-size-asian="10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44213760" text:id="ct244213760">
          <text:insertion>
            <office:change-info>
              <dc:creator>&lt;анонимный&gt;</dc:creator>
              <dc:date>2012-11-14T16:16:00</dc:date>
            </office:change-info>
          </text:insertion>
        </text:changed-region>
        <text:changed-region xml:id="ct293376672" text:id="ct293376672">
          <text:insertion>
            <office:change-info>
              <dc:creator>&lt;анонимный&gt;</dc:creator>
              <dc:date>2013-06-07T14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ФГБУ "Федеральный научно-клинический центр </text:p>
      <text:p text:style-name="P2">Детской гематологии, онкологии и иммунологии </text:p>
      <text:p text:style-name="P2">им. Дмитрия Рогачёва" </text:p>
      <text:p text:style-name="P1"/>
      <text:p text:style-name="P4">Согласие пациента на обследование и лечение</text:p>
      <text:p text:style-name="P1"/>
      <text:p text:style-name="P3">Я <text:change-start text:change-id="ct244213760"/><text:span text:style-name="T1">getFullName('name')</text:span><text:change-end text:change-id="ct244213760"/><text:span text:style-name="T1"> </text:span></text:p>
      <text:p text:style-name="P3">паспорт:__________________________,выдан:______________________________________ </text:p>
      <text:p text:style-name="P3">даю свое согласие на основании закона Федерального закона от 21.11.2011 г. № 323-ФЗ "Об основах охраны здоровья граждан в РФ" на обследование и лечение в условиях ФГБУ"ФНКЦ ДГОИ им. Дмитрия Рогачёва" Минздравсоцразвития России. </text:p>
      <text:p text:style-name="P3"/>
      <text:p text:style-name="P3"><text:s/>Мне в доступной форме разъяснена суть применяемых методов диагностики и лечения. Я согласен(на) на то, что количество и состав процедур будет определяться лечащим врачом в соответствии с имеющимися показаниями и противопоказаниями. </text:p>
      <text:p text:style-name="P3"/>
      <text:p text:style-name="P3"><text:s/>Я и мои родственники (законные представители) предупреждены о возможности развития побочных реакций,носящих характер аллергических(индивидуальная непереносимость лекарственных средств), инфекционных осложнений (вторичные воспалительные реакции) и иных. </text:p>
      <text:p text:style-name="P3"/>
      <text:p text:style-name="P3"><text:s/>Я прошу применить для обследования и лечения необходимые методики диагностики и лечения, в том числе те, которые являются новыми и усовершенствованными. </text:p>
      <text:p text:style-name="P3"/>
      <text:p text:style-name="P7">Я, <text:change-start text:change-id="ct293376672"/><text:span text:style-name="T1">getFullName('name')</text:span><text:change-end text:change-id="ct293376672"/>, ознакомлен (ознакомлена) с порядком и правилами лечебно-охранительного режима, установленного в ФНКЦ «ДГОИ им.Дмитрия Рогачева» Минздрава России.</text:p>
      <text:p text:style-name="P3"/>
      <text:p text:style-name="P3"/>
      <text:p text:style-name="P3"/>
      <text:p text:style-name="P1">Подпись ___________________ </text:p>
      <text:p text:style-name="P1"/>
      <text:p text:style-name="P1">Дата <text:date style:data-style-name="N37" text:date-value="2013-06-07T14:59:37.12">07.06.13</text:date></text:p>
      <text:p text:style-name="P1"/>
      <text:p text:style-name="P3"/>
      <text:p text:style-name="P3"/>
      <text:p text:style-name="P3">Пациент расписался в моем присутствии.</text:p>
      <text:p text:style-name="P3"/>
      <text:p text:style-name="P3">Дежурная медицинская сестра приемного отделения ________________________________ (Ф.И.О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Обычный" style:family="paragraph" style:next-style-name="Standard">
      <style:paragraph-properties fo:margin-top="0.176cm" fo:margin-bottom="0.176cm" style:text-autospace="none"/>
    </style:style>
    <style:style style:name="Definition_20_Term" style:display-name="Definition Term" style:family="paragraph" style:parent-style-name="Обычный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Обычный" style:next-style-name="Definition_20_Term">
      <style:paragraph-properties fo:margin="100%" fo:margin-left="0.635cm" fo:margin-right="0cm" fo:margin-top="0cm" fo:margin-bottom="0cm" fo:text-indent="0cm" style:auto-text-indent="false"/>
    </style:style>
    <style:style style:name="H1" style:family="paragraph" style:parent-style-name="Обычный" style:next-style-name="Обычный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Обычный" style:next-style-name="Обычный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Обычный" style:next-style-name="Обычный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Обычный" style:next-style-name="Обычный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Обычный" style:next-style-name="Обычный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Обычный" style:next-style-name="Обычный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Обычный" style:next-style-name="Обычный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Обычный" style:next-style-name="Standard">
      <style:paragraph-properties fo:margin="100%" fo:margin-left="0.635cm" fo:margin-right="0.635cm" fo:margin-top="0cm" fo:margin-bottom="0cm" fo:text-indent="0cm" style:auto-text-indent="false"/>
    </style:style>
    <style:style style:name="Preformatted" style:family="paragraph" style:parent-style-name="Обычный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z-Bottom_20_of_20_Form" style:display-name="z-Bottom of Form" style:family="paragraph" style:next-style-name="Обычный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Обычный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_20__28_user_29_" style:display-name="Definition (user)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_20__28_user_29_" style:display-name="Variable (user)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6:13:12.79</meta:creation-date>
    <dc:date>2013-06-07T14:59:37.09</dc:date>
    <meta:editing-duration>PT9M53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15" meta:word-count="164" meta:character-count="1461"/>
  </office:meta>
</office:document-meta>
</file>